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a08" officeooo:paragraph-rsid="0019ba08" style:font-weight-asian="bold" style:font-weight-complex="bold"/>
    </style:style>
    <style:style style:name="P2" style:family="paragraph" style:parent-style-name="Standard">
      <style:text-properties fo:font-weight="normal" officeooo:rsid="0019ba08" officeooo:paragraph-rsid="0019ba08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19ba08" officeooo:paragraph-rsid="0019ba08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19ba08" officeooo:paragraph-rsid="0019ba08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19ba08" officeooo:paragraph-rsid="0019ba08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ddf32" officeooo:paragraph-rsid="001ddf32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ddf32" officeooo:paragraph-rsid="001ddf32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ddf32" officeooo:paragraph-rsid="001ddf32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df32" officeooo:paragraph-rsid="001ddf32" style:font-weight-asian="normal" style:font-weight-complex="normal"/>
    </style:style>
    <style:style style:name="P10" style:family="paragraph" style:parent-style-name="Standard">
      <style:text-properties fo:font-weight="bold" officeooo:rsid="001ced51" officeooo:paragraph-rsid="001ced51" style:font-weight-asian="bold" style:font-weight-complex="bold"/>
    </style:style>
    <style:style style:name="P11" style:family="paragraph" style:parent-style-name="Standard">
      <style:text-properties fo:font-weight="bold" officeooo:rsid="001ddf32" officeooo:paragraph-rsid="001ddf32" style:font-weight-asian="bold" style:font-weight-complex="bold"/>
    </style:style>
    <style:style style:name="T1" style:family="text">
      <style:text-properties officeooo:rsid="001ced51"/>
    </style:style>
    <style:style style:name="T2" style:family="text">
      <style:text-properties officeooo:rsid="001ddf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udé Conradie</text:p>
      <text:p text:style-name="P1">Meeting Minutes 10:00 2020/01/<text:span text:style-name="T1">30</text:span></text:p>
      <text:p text:style-name="P1"/>
      <text:p text:style-name="P10">SSD</text:p>
      <text:list xml:id="list1791978149" text:style-name="L1">
        <text:list-item>
          <text:p text:style-name="P6">Delivered signed quote to Susan</text:p>
        </text:list-item>
      </text:list>
      <text:p text:style-name="P2"/>
      <text:p text:style-name="P11">PC</text:p>
      <text:list xml:id="list70234081" text:style-name="L2">
        <text:list-item>
          <text:p text:style-name="P7">Contact George Whitehead about installing Windows</text:p>
        </text:list-item>
      </text:list>
      <text:p text:style-name="P2"/>
      <text:p text:style-name="P11">Safety Report</text:p>
      <text:list xml:id="list53808876" text:style-name="L3">
        <text:list-item>
          <text:p text:style-name="P8">Made amendments</text:p>
        </text:list-item>
        <text:list-item>
          <text:p text:style-name="P4">S<text:span text:style-name="T2">ign on 31/01/2020</text:span></text:p>
        </text:list-item>
      </text:list>
      <text:p text:style-name="P2"/>
      <text:p text:style-name="P11">Microsoft Teams and Planner</text:p>
      <text:list xml:id="list2143055215" text:style-name="L4">
        <text:list-item>
          <text:p text:style-name="P9">Use for project-related communication and schedul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02:09.571570104</meta:creation-date>
    <dc:date>2020-01-30T15:35:40.795536645</dc:date>
    <meta:editing-duration>PT18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1" meta:character-count="261" meta:non-whitespace-character-count="236"/>
  </office:meta>
</office:document-meta>
</file>